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Action.Test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ction.getDurationAs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ction.sample( Entry 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estAction.setDuration( String d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ction.pause( String mili_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stAction.get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ction.setTarget( in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ction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ction.setAction( int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